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usical Feature Classific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ill Kelley, Ravi Patel, and Debbie Zhua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eature Significance:</text:p>
                <text:list>
                  <text:list-item>
                    <text:p>Genre Distinctions</text:p>
                    <text:list>
                      <text:list-item>
                        <text:p>Classical, Country, Pop, Rock, Hip-hop</text:p>
                      </text:list-item>
                    </text:list>
                  </text:list-item>
                </text:list>
              </text:list-item>
              <text:list-item>
                <text:p>Traditional Machine Learning vs Deep Le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Gathering</text:p>
                <text:list>
                  <text:list-item>
                    <text:p>Free Music Archive</text:p>
                  </text:list-item>
                  <text:list-item>
                    <text:p>MARSYAS for feature ext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gression</text:p>
                <text:list>
                  <text:list-item>
                    <text:p>Logistic Regression</text:p>
                  </text:list-item>
                  <text:list-item>
                    <text:p>MATLAB</text:p>
                  </text:list-item>
                  <text:list-item>
                    <text:p>T-scores between each gen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-means (relate to what we did in de Sa)</text:p>
                <text:list>
                  <text:list-item>
                    <text:p>Use different numbers of clusters to compare convergence</text:p>
                  </text:list-item>
                  <text:list-item>
                    <text:p>Use different initial configurations, see what percentage end up at the final optimum</text:p>
                  </text:list-item>
                  <text:list-item>
                    <text:p>Compared K = 2, 3, 4, 5, 6, 7, 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lti-Layer Perceptron (relate to what we did in Tu)</text:p>
                <text:list>
                  <text:list-item>
                    <text:p>Tensorflow</text:p>
                  </text:list-item>
                  <text:list-item>
                    <text:p>Vary number of hidden layers and number of hidden units</text:p>
                  </text:list-item>
                  <text:list-item>
                    <text:p>Compare the classification error for training set and testing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istic Regression</text:p>
                <text:list>
                  <text:list-item>
                    <text:p>Chart of t-s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istic Regression (repeat chart, but circle or highlight the significant on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-means</text:p>
                <text:list>
                  <text:list-item>
                    <text:p>K = 2</text:p>
                    <text:list>
                      <text:list-item>
                        <text:p>Convergence between N different initial configurations</text:p>
                      </text:list-item>
                    </text:list>
                  </text:list-item>
                  <text:list-item>
                    <text:p>K = 3</text:p>
                    <text:list>
                      <text:list-item>
                        <text:p>Convergence between N different initial configurations</text:p>
                      </text:list-item>
                    </text:list>
                  </text:list-item>
                  <text:list-item>
                    <text:p>K = 4</text:p>
                    <text:list>
                      <text:list-item>
                        <text:p>Convergence between N different initial configurations</text:p>
                      </text:list-item>
                    </text:list>
                  </text:list-item>
                  <text:list-item>
                    <text:p>K = 5</text:p>
                    <text:list>
                      <text:list-item>
                        <text:p>Convergence between N different initial configu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-means</text:p>
                <text:list>
                  <text:list-item>
                    <text:p>K = 6</text:p>
                    <text:list>
                      <text:list-item>
                        <text:p>Convergence between N different initial configurations</text:p>
                      </text:list-item>
                    </text:list>
                  </text:list-item>
                  <text:list-item>
                    <text:p>K = 7</text:p>
                    <text:list>
                      <text:list-item>
                        <text:p>Convergence between N different initial configurations</text:p>
                      </text:list-item>
                    </text:list>
                  </text:list-item>
                  <text:list-item>
                    <text:p>K = 8</text:p>
                    <text:list>
                      <text:list-item>
                        <text:p>Convergence between N different initial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lti-Layer Perceptron</text:p>
                <text:list>
                  <text:list-item>
                    <text:p>Number of hidden units/layers and training error/classification error comparison (two charts, one for training error and one for test error)</text:p>
                  </text:list-item>
                  <text:list-item>
                    <text:p>Find optimum for test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gression</text:p>
                <text:list>
                  <text:list-item>
                    <text:p>Statistically significant features between each genre</text:p>
                  </text:list-item>
                  <text:list-item>
                    <text:p>Discuss why they are statistically significant</text:p>
                  </text:list-item>
                  <text:list-item>
                    <text:p>In addition, look at the differentiating features between country-classical and country-pop and see why they are differ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-means clustering</text:p>
                <text:list>
                  <text:list-item>
                    <text:p>Optimum number of clusters</text:p>
                  </text:list-item>
                  <text:list-item>
                    <text:p>What does this mean (if K &lt; 4, means two genres are very similar. Look at what the similar genres are. If K &gt; 4, means that there may be subgenres of music, eg bluegrass, etc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ulti-Layer Perceptron</text:p>
                <text:list>
                  <text:list-item>
                    <text:p>We get n number of hidden units and n hidden layers is optimum</text:p>
                  </text:list-item>
                  <text:list-item>
                    <text:p>Don’t want to overfit!! discuss overfitting in this link </text:p>
                    <text:p>https://stats.stackexchange.com/questions/181/how-to-choose-the-number-of-hidden-layers-and-nodes-in-a-feedforward-neural-net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are K-means and MLP?</text:p>
                <text:list>
                  <text:list-item>
                    <text:p>Which one seems better at classfication ? Why?</text:p>
                  </text:list-item>
                  <text:list-item>
                    <text:p>K-means is good for grasping features that have already been extracted</text:p>
                  </text:list-item>
                  <text:list-item>
                    <text:p>MLP is better for “deep learning,” for extracting features that haven’t been “extracted y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are K-means and MLP?</text:p>
                <text:list>
                  <text:list-item>
                    <text:p>Which one seems better at classfication ? Why?</text:p>
                  </text:list-item>
                  <text:list-item>
                    <text:p>K-means is good for grasping features that have already been extracted</text:p>
                  </text:list-item>
                  <text:list-item>
                    <text:p>MLP is better for “deep learning,” for extracting features that haven’t been “extracted y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DIFFICUL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extraction</text:p>
                <text:list>
                  <text:list-item>
                    <text:p>Tried various methods—FMA dataset, other datasets etc</text:p>
                  </text:list-item>
                  <text:list-item>
                    <text:p>Ended up using our own because we wanted to look at the physical significance of features</text:p>
                  </text:list-item>
                  <text:list-item>
                    <text:p>We got MARYSAS to work on our own comput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DIFFICUL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extraction</text:p>
                <text:list>
                  <text:list-item>
                    <text:p>Tried various methods—FMA dataset, other datasets etc</text:p>
                  </text:list-item>
                  <text:list-item>
                    <text:p>Ended up using our own because we wanted to look at the physical significance of features</text:p>
                  </text:list-item>
                  <text:list-item>
                    <text:p>We got MARYSAS to work on our own comput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DIFFICUL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gorithms Chosen</text:p>
                <text:list>
                  <text:list-item>
                    <text:p>Couldn’t use RNN, CNN</text:p>
                    <text:list>
                      <text:list-item>
                        <text:p>RNN, CNN use recursiveness and connectedness of data</text:p>
                      </text:list-item>
                      <text:list-item>
                        <text:p>Features have already been extracted, so there is no longer any more “connectedness”</text:p>
                      </text:list-item>
                      <text:list-item>
                        <text:p>Next step of project: using RNN, CNN on entire music data, not features extracted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08:48:29.379139813</meta:creation-date>
    <dc:date>2017-12-09T10:17:06.440602601</dc:date>
    <meta:editing-duration>PT1H28M25S</meta:editing-duration>
    <meta:editing-cycles>29</meta:editing-cycles>
    <meta:generator>LibreOffice/5.1.4.2$Linux_X86_64 LibreOffice_project/10m0$Build-2</meta:generator>
    <meta:document-statistic meta:object-count="97"/>
  </office:meta>
</office:document-meta>
</file>